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P2" style:parent-style-name="Επικεφαλίδα1" style:family="paragraph">
      <style:paragraph-properties fo:border="0in solid #FFFFFF" fo:padding="0.4305in" style:shadow="#000000 0in 0in" fo:text-align="center"/>
    </style:style>
    <style:style style:name="T3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T4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T5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P6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 fo:language="el" fo:country="GR"/>
    </style:style>
    <style:style style:name="P7" style:parent-style-name="Βασικό" style:family="paragraph">
      <style:paragraph-properties fo:margin-bottom="0in" fo:line-height="115%"/>
    </style:style>
    <style:style style:name="T8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9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1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2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3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4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5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6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7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8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9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0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1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2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3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4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5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6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7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8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9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30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P31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 fo:language="el" fo:country="GR"/>
    </style:style>
    <style:style style:name="T32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33" style:parent-style-name="Προεπιλεγμένηγραμματοσειρά" style:family="text">
      <style:text-properties style:font-name="Arial" style:font-name-asian="Arial" style:font-name-complex="Arial"/>
    </style:style>
    <style:style style:name="T34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P35" style:parent-style-name="Επικεφαλίδα2" style:family="paragraph">
      <style:paragraph-properties fo:margin-top="0.25in" fo:margin-bottom="0.0833in" fo:line-height="115%"/>
      <style:text-properties style:font-name="Arial" style:font-name-asian="Arial" style:font-name-complex="Arial" fo:color="#000000" fo:font-size="16pt" style:font-size-asian="16pt" style:font-size-complex="16pt" fo:language="el" fo:country="GR"/>
    </style:style>
    <style:style style:name="T36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37" style:parent-style-name="Προεπιλεγμένηγραμματοσειρά" style:family="text">
      <style:text-properties style:font-name="Arial" style:font-name-asian="Arial" style:font-name-complex="Arial"/>
    </style:style>
    <style:style style:name="T38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P39" style:parent-style-name="Βασικό" style:family="paragraph">
      <style:text-properties style:font-name="Arial" style:font-name-asian="Arial" style:font-name-complex="Arial" fo:language="el" fo:country="GR"/>
    </style:style>
    <style:style style:name="P40" style:parent-style-name="Βασικό" style:family="paragraph">
      <style:text-properties style:font-name="Arial" style:font-name-asian="Arial" style:font-name-complex="Arial" fo:language="el" fo:country="GR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Φύλλο Εργασίας 3</text:h>
      <text:h text:style-name="P2" text:outline-level="1"><text:bookmark-start text:name="_heading=h.3ekfpl139xft"/><text:bookmark-end text:name="_heading=h.3ekfpl139xft"/><text:span text:style-name="T3">Buzzer</text:span><text:span text:style-name="T4"><text:s/>με<text:s/></text:span><text:span text:style-name="T5">Arduino</text:span></text:h>
      <text:h text:style-name="P6" text:outline-level="2"><text:bookmark-start text:name="_heading=h.5y8vc6in39g"/><text:bookmark-end text:name="_heading=h.5y8vc6in39g"/>Δραστηριότητα 1</text:h>
      <text:p text:style-name="P7"><text:span text:style-name="T8">Μπείτε στο<text:s/></text:span><text:a xlink:href="https://www.ardumotive.com/how-to-use-a-buzzer-en.html" office:target-frame-name="_top" xlink:show="replace"><text:span text:style-name="T9">https</text:span><text:span text:style-name="T10">://</text:span><text:span text:style-name="T11">www</text:span><text:span text:style-name="T12">.</text:span><text:span text:style-name="T13">ardumotive</text:span><text:span text:style-name="T14">.</text:span><text:span text:style-name="T15">com</text:span><text:span text:style-name="T16">/</text:span><text:span text:style-name="T17">how</text:span><text:span text:style-name="T18">-</text:span><text:span text:style-name="T19">to</text:span><text:span text:style-name="T20">-</text:span><text:span text:style-name="T21">use</text:span><text:span text:style-name="T22">-</text:span><text:span text:style-name="T23">a</text:span><text:span text:style-name="T24">-</text:span><text:span text:style-name="T25">buzzer</text:span><text:span text:style-name="T26">-</text:span><text:span text:style-name="T27">en</text:span><text:span text:style-name="T28">.</text:span><text:span text:style-name="T29">html</text:span></text:a><text:span text:style-name="T30"><text:s/>και κάντε το παράδειγμα.</text:span></text:p>
      <text:h text:style-name="P31" text:outline-level="2"><text:bookmark-start text:name="_heading=h.emywo497br93"/><text:bookmark-end text:name="_heading=h.emywo497br93"/>Δραστηριότητα 2</text:h>
      <text:p text:style-name="Βασικό"><text:span text:style-name="T32">Κάντε το<text:s/></text:span><text:span text:style-name="T33">buzzer</text:span><text:span text:style-name="T34"><text:s/>να χτυπά πιο γρήγορα (πιο συχνά).</text:span></text:p>
      <text:h text:style-name="P35" text:outline-level="2"><text:bookmark-start text:name="_heading=h.i1a67h3t8pex"/><text:bookmark-end text:name="_heading=h.i1a67h3t8pex"/>Δραστηριότητα 3</text:h>
      <text:p text:style-name="Βασικό"><text:span text:style-name="T36">Πειραματιστείτε με την τονικότητα του<text:s/></text:span><text:span text:style-name="T37">buzzer</text:span><text:span text:style-name="T38">: κάντε το να χτυπά σε υψηλότερους ή χαμηλότερους τόνους.</text:span></text:p>
      <text:p text:style-name="P39"><text:bookmark-start text:name="_heading=h.gjdgxs"/><text:bookmark-end text:name="_heading=h.gjdgxs"/>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/>
    </style:style>
    <style:style style:name="Προ-διαμορφωμένοHTML" style:display-name="Προ-διαμορφωμένο HTML" style:family="paragraph" style:parent-style-name="Βασικό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 style:language-asian="el" style:country-asian="GR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3:00Z</meta:creation-date>
    <dc:date>2025-05-11T18:13:00Z</dc:date>
    <meta:template xlink:href="Normal.dotm" xlink:type="simple"/>
    <meta:editing-cycles>2</meta:editing-cycles>
    <meta:editing-duration>PT60S</meta:editing-duration>
    <meta:document-statistic meta:page-count="1" meta:paragraph-count="1" meta:word-count="62" meta:character-count="401" meta:row-count="2" meta:non-whitespace-character-count="340"/>
  </office:meta>
</office:document-meta>
</file>